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 style:list-style-name="L1">
      <style:paragraph-properties fo:margin-left="0cm" fo:margin-right="0cm" style:line-height-at-least="0.353cm" fo:text-indent="0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26707682" text:style-name="L1">
        <text:list-item>
          <text:p text:style-name="P1">Cape Coast Castle</text:p>
        </text:list-item>
        <text:list-item>
          <text:p text:style-name="P1">Kakum National Park</text:p>
        </text:list-item>
        <text:list-item>
          <text:p text:style-name="P1">Mole National Park</text:p>
        </text:list-item>
        <text:list-item>
          <text:p text:style-name="P1">Elmina Castle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19:40.420881982</meta:creation-date>
    <dc:date>2023-05-23T11:20:08.415529012</dc:date>
    <meta:editing-duration>PT28S</meta:editing-duration>
    <meta:editing-cycles>1</meta:editing-cycles>
    <meta:document-statistic meta:table-count="0" meta:image-count="0" meta:object-count="0" meta:page-count="1" meta:paragraph-count="4" meta:word-count="15" meta:character-count="75" meta:non-whitespace-character-count="68"/>
    <meta:generator>LibreOffice/6.4.7.2$Linux_X86_64 LibreOffice_project/40$Build-2</meta:generator>
  </office:meta>
</office:document-meta>
</file>